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officeooo:paragraph-rsid="00020f6a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officeooo:rsid="00020f6a" officeooo:paragraph-rsid="00020f6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989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989c" style:text-blinking="false" fo:background-color="transparent" loext:char-shading-value="0" style:font-style-asian="normal" style:font-style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69de" style:text-blinking="false" fo:background-color="transparent" loext:char-shading-value="0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69d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0989c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169de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0989c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20f6a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4pt" fo:font-style="italic" style:text-underline-style="none" fo:font-weight="bold" officeooo:rsid="00020f6a" style:text-blinking="false" fo:background-color="transparent" loext:char-shading-value="0" style:font-size-asian="14pt" style:font-style-asian="italic" style:font-weight-asian="bold" style:font-size-complex="14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/></text:p>
      <text:p text:style-name="P2"><text:span text:style-name="T9">R</text:span><text:span text:style-name="T10">elatório </text:span><text:span text:style-name="T11">process-coordenator</text:span></text:p>
      <text:p text:style-name="P1"><text:span text:style-name="T2"/></text:p>
      <text:p text:style-name="P1"><text:span text:style-name="T2">N</text:span><text:span text:style-name="T1">o co</text:span><text:span text:style-name="T2">o</text:span><text:span text:style-name="T1">rdenador implementamos </text:span><text:span text:style-name="T2">uma</text:span><text:span text:style-name="T1"> </text:span><text:span text:style-name="T7">t</text:span><text:span text:style-name="T6">hread</text:span><text:span text:style-name="T1">, onde quando rodamos o c</text:span><text:span text:style-name="T2">o</text:span><text:span text:style-name="T1">ordenador, </text:span><text:span text:style-name="T2">este</text:span><text:span text:style-name="T1"> cria um </text:span><text:span text:style-name="T6">socket</text:span><text:span text:style-name="T1"> que escuta até 10 clientes. </text:span><text:span text:style-name="T2">Este </text:span><text:span text:style-name="T7">socket</text:span><text:span text:style-name="T1"> </text:span><text:span text:style-name="T2">aceita</text:span><text:span text:style-name="T1"> conexões com os clientes e quando algum cliente se conecta </text:span><text:span text:style-name="T2">é</text:span><text:span text:style-name="T1"> cria</text:span><text:span text:style-name="T2">da</text:span><text:span text:style-name="T1"> uma </text:span><text:span text:style-name="T6">thread</text:span><text:span text:style-name="T1"> para cada cliente e </text:span><text:span text:style-name="T2">é instanciada</text:span><text:span text:style-name="T1"> uma conexão, onde </text:span><text:span text:style-name="T2">espera-se</text:span><text:span text:style-name="T1"> </text:span><text:span text:style-name="T2">que</text:span><text:span text:style-name="T1"> cliente </text:span><text:span text:style-name="T2">associado</text:span><text:span text:style-name="T1"> </text:span><text:span text:style-name="T2">mande</text:span><text:span text:style-name="T1"> </text:span><text:span text:style-name="T2">uma</text:span><text:span text:style-name="T1"> mensagem, </text:span><text:span text:style-name="T2">quando um</text:span><text:span text:style-name="T5">a</text:span><text:span text:style-name="T2"> </text:span><text:span text:style-name="T7">thread</text:span><text:span text:style-name="T1"> </text:span><text:span text:style-name="T2">de conexão</text:span><text:span text:style-name="T1"> recebe uma mensagem, </text:span><text:span text:style-name="T2">este faz um </text:span><text:span text:style-name="T7">acquire </text:span><text:span text:style-name="T2">no </text:span><text:span text:style-name="T7">mutex</text:span><text:span text:style-name="T1"> pois </text:span><text:span text:style-name="T2">acessa</text:span><text:span text:style-name="T1"> a região crítica, </text:span><text:span text:style-name="T2">assim, </text:span><text:span text:style-name="T1">não </text:span><text:span text:style-name="T2">ocorra uma condição de corrida entre as </text:span><text:span text:style-name="T7">threads </text:span><text:span text:style-name="T3">das conexões</text:span><text:span text:style-name="T1">.</text:span></text:p>
      <text:p text:style-name="Text_20_body"/>
      <text:p text:style-name="P1"><text:span text:style-name="T2">O</text:span><text:span text:style-name="T1"> processo que é o cliente se conecta no coordenador a partir do </text:span><text:span text:style-name="T2">IP</text:span><text:span text:style-name="T1"> e da porta do coordenador. </text:span><text:span text:style-name="T2">Q</text:span><text:span text:style-name="T1">uando </text:span><text:span text:style-name="T2">uma das </text:span><text:span text:style-name="T7">thread</text:span><text:span text:style-name="T2"> </text:span><text:span text:style-name="T1">cliente se conecta ao ao coor</text:span><text:span text:style-name="T2">d</text:span><text:span text:style-name="T1">enador ele recebe um identificador e tem a possibilidade de mandar a mensagem de "REQUEST" para poder editar o arquivo e espera</text:span><text:span text:style-name="T2">r</text:span><text:span text:style-name="T1"> uma resposta de "GRANT"  para que ele acesse o arquivo e manda um “RELEASE” para liberar.</text:span></text:p>
      <text:p text:style-name="Text_20_body"/>
      <text:p text:style-name="P1"><text:span text:style-name="T2">P</text:span><text:span text:style-name="T1">ara o cliente editar o arquivo, </text:span><text:span text:style-name="T2">passamos</text:span><text:span text:style-name="T1"> </text:span><text:span text:style-name="T2">por argumento</text:span><text:span text:style-name="T1"> que o cliente tent</text:span><text:span text:style-name="T2">e</text:span><text:span text:style-name="T1"> acessar o arquivo 5 vezes, </text:span><text:span text:style-name="T5">de acordo com a variável “r”</text:span><text:span text:style-name="T1">. </text:span><text:span text:style-name="T5">I</text:span><text:span text:style-name="T1">nstanciamos 3 clientes seguidos para mostrar que não há conflito na região critica. </text:span><text:span text:style-name="T5">O</text:span><text:span text:style-name="T1"> cliente se conecta e pede acesso ao arquivo, quando o acesso é dado ele escreve seu </text:span><text:span text:style-name="T5">id</text:span><text:span text:style-name="T1"> e o datetime atual no arquivo, depois espera </text:span><text:span text:style-name="T5">o argumento </text:span><text:span text:style-name="T1">"k" colocamos como 10 segundos e devolve o acesso mandando a mensagem "RELEASE". Após executar essa operação "r" vezes o processo termina. </text:span><text:span text:style-name="T5">Quando todas as </text:span><text:span text:style-name="T8">threads</text:span><text:span text:style-name="T4"> de cliente terminam, apenas a </text:span><text:span text:style-name="T8">thread</text:span><text:span text:style-name="T4"> principal permance em execução.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loext:contextual-spacing="false" fo:line-height="138%" style:writing-mode="lr-tb"/>
      <style:text-properties officeooo:rsid="00020f6a" officeooo:paragraph-rsid="00020f6a"/>
    </style:style>
    <style:style style:name="M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es: Adeoye Sunday Ladele; Radhanama Mesiano; Dennis Rodrigues</text:span></text:p>
        <text:p text:style-name="MP1"><text:span text:style-name="MT1">Turma: Sistema Concorrentes e Distribuídos / BCC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9:53:33.041850751</meta:creation-date>
    <dc:date>2022-08-02T20:25:22.483074385</dc:date>
    <meta:editing-duration>PT13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67" meta:character-count="1608" meta:non-whitespace-character-count="1346"/>
  </office:meta>
</office:document-meta>
</file>